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5.7cm" fo:margin-left="-0.097cm" table:align="left" style:writing-mode="lr-tb"/>
    </style:style>
    <style:style style:name="Tabela1.A" style:family="table-column">
      <style:table-column-properties style:column-width="4.283cm"/>
    </style:style>
    <style:style style:name="Tabela1.C" style:family="table-column">
      <style:table-column-properties style:column-width="4.279cm"/>
    </style:style>
    <style:style style:name="Tabela1.D" style:family="table-column">
      <style:table-column-properties style:column-width="4.286cm"/>
    </style:style>
    <style:style style:name="Tabela1.E" style:family="table-column">
      <style:table-column-properties style:column-width="4.28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ffffff" fo:padding="0.097cm" fo:border-left="none" fo:border-right="none" fo:border-top="0.004cm solid #000001" fo:border-bottom="none">
        <style:background-image/>
      </style:table-cell-properties>
    </style:style>
    <style:style style:name="Tabela1.A2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Standard">
      <style:text-properties style:font-name-asian="Times New Roman1" style:font-name-complex="Times New Roman1"/>
    </style:style>
    <style:style style:name="P2" style:family="paragraph" style:parent-style-name="Standard">
      <style:paragraph-properties fo:margin-left="0cm" fo:margin-right="0cm" fo:text-indent="-0.635cm" style:auto-text-indent="false"/>
      <style:text-properties style:font-name-asian="Times New Roman1" style:font-name-complex="Times New Roman1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letter-kerning="true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 table:number-columns-repeated="2"/>
        <table:table-row table:style-name="Tabela1.1">
          <table:table-cell table:style-name="Tabela1.A1" office:value-type="string">
            <text:p text:style-name="Table_20_Heading"/>
          </table:table-cell>
          <table:table-cell table:style-name="Tabela1.A1" office:value-type="string">
            <text:p text:style-name="Table_20_Heading">Visita Tecnica</text:p>
          </table:table-cell>
          <table:table-cell table:style-name="Tabela1.A1" office:value-type="string">
            <text:p text:style-name="Table_20_Heading">Evento/Mutirão</text:p>
            <text:p text:style-name="P3">(desde e volta a Fortaleza)</text:p>
          </table:table-cell>
          <table:table-cell table:style-name="Tabela1.A1" office:value-type="string">
            <text:p text:style-name="Table_20_Heading">Participação</text:p>
          </table:table-cell>
          <table:table-cell table:style-name="Tabela1.A1" office:value-type="string">
            <text:p text:style-name="Table_20_Heading">Materiais</text:p>
          </table:table-cell>
          <table:table-cell table:style-name="Tabela1.A1" office:value-type="string">
            <text:p text:style-name="Table_20_Heading">Notas</text:p>
          </table:table-cell>
        </table:table-row>
        <table:table-row table:style-name="Tabela1.1">
          <table:table-cell table:style-name="Tabela1.A2" office:value-type="string">
            <text:p text:style-name="Table_20_Contents">Curso Integral Permacultura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Viagems, hospedagem e alimentação por 2 pessoas em cada das 3 eventos presencias.</text:p>
          </table:table-cell>
          <table:table-cell table:style-name="Tabela1.A2" office:value-type="string">
            <text:p text:style-name="Table_20_Contents">*Gastos do alimentação e dispesas locais nas 3 eventos presencias.</text:p>
            <text:p text:style-name="Table_20_Contents">*Accesso a sala informatica a todos participantes do curso</text:p>
          </table:table-cell>
          <table:table-cell table:style-name="Tabela1.A2" office:value-type="string">
            <text:p text:style-name="Standard"><text:span text:style-name="T3">Papel para flip shart, </text:span></text:p>
            <text:p text:style-name="Standard"><text:span text:style-name="T3">5 jogos de pincéis atômicos coloridos, resma de papel A3, pastas simples, </text:span></text:p>
            <text:p text:style-name="Standard"><text:span text:style-name="T3">lápis, borracha, apontador para cada participante, .</text:span></text:p>
            <text:p text:style-name="Standard"><text:span text:style-name="T3">5 jogos de <text:s/>canetas coloridas, </text:span></text:p>
            <text:p text:style-name="Standard"><text:span text:style-name="T3">5 jogos de lápis de cera, 5 jogos de lápis de cor, 5 réguas, tubo de cola, 3 fitas adesivas, </text:span></text:p>
            <text:p text:style-name="Standard"><text:span text:style-name="T3">2 rolos de cordão, </text:span></text:p>
            <text:p text:style-name="Standard"><text:span text:style-name="T3">100 DVD´s, ..), </text:span></text:p>
            <text:p text:style-name="Standard"><text:span text:style-name="T3">150 folhas de papel para impressão de certificado, </text:span></text:p>
            <text:p text:style-name="Standard"><text:span text:style-name="T3">tinta para impressora colorida, </text:span></text:p>
            <text:p text:style-name="Standard"><text:span text:style-name="T3">5 jogos de postites coloridos </text:span></text:p>
          </table:table-cell>
          <table:table-cell table:style-name="Tabela1.A2" office:value-type="string">
            <text:p text:style-name="Table_20_Contents">Compondo 3 eventos presenciais de 2 dias na escola, e estudo a distanca, aberta toda comunidade escolar.</text:p>
          </table:table-cell>
        </table:table-row>
        <table:table-row table:style-name="Tabela1.1">
          <table:table-cell table:style-name="Tabela1.A2" office:value-type="string">
            <text:p text:style-name="Table_20_Contents">Curso – Permacultura na CREDE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Viagems (desde e volta de Fortaleza ate CREDE), hospedagem e alimentação por 2 pessoas em cada das 3 eventos presencias.</text:p>
          </table:table-cell>
          <table:table-cell table:style-name="Tabela1.A2" office:value-type="string">
            <text:p text:style-name="Table_20_Contents">Viagems, hospedagem e alimentação por os representantes da escola, presente no curso no CREDE.</text:p>
          </table:table-cell>
          <table:table-cell table:style-name="Tabela1.A2" office:value-type="string">
            <text:p text:style-name="Table_20_Contents">Accesso a sala informatica a todos participantes do curso</text:p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Seminario – Cidades <text:soft-page-break/>em Transição</text:p>
          </table:table-cell>
          <table:table-cell table:style-name="Tabela1.A2" office:value-type="string">
            <text:p text:style-name="Table_20_Contents">Viagems (desde e volta <text:soft-page-break/>de Fortaleza), hospedagem e alimentação por 2 pessoas por 2 dias.</text:p>
          </table:table-cell>
          <table:table-cell table:style-name="Tabela1.A2" office:value-type="string">
            <text:p text:style-name="Table_20_Contents">Viagems (desde e volta <text:soft-page-break/>de Fortaleza), hospedagem e alimentação por 2 pessoas por 3 dias.</text:p>
          </table:table-cell>
          <table:table-cell table:style-name="Tabela1.A2" office:value-type="string">
            <text:p text:style-name="Table_20_Contents">Gastos do alimentação <text:soft-page-break/>e dispesas locais em conduzindo o curso na escola.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Seminario – os Tres R'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Viagems (desde e volta de Fortaleza), hospedagem e alimentação por 2 pessoas por 3 dias.</text:p>
          </table:table-cell>
          <table:table-cell table:style-name="Tabela1.A2" office:value-type="string">
            <text:p text:style-name="Table_20_Contents">Gastos do alimentação e dispesas locais em conduzindo o curso na escola.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Standard"><text:span text:style-name="T1">Infiltração da Água das Chuvas</text:span></text:p>
          </table:table-cell>
          <table:table-cell table:style-name="Tabela1.A2" office:value-type="string">
            <text:p text:style-name="Table_20_Contents">Viagems (desde e volta de Fortaleza), hospedagem e alimentação por 2 dias.</text:p>
          </table:table-cell>
          <table:table-cell table:style-name="Tabela1.A2" office:value-type="string">
            <text:p text:style-name="Table_20_Contents">Viagems (desde e volta de Fortaleza), hospedagem e alimentação por 2 pessoas por 3 dias.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Hortas Escolares</text:p>
          </table:table-cell>
          <table:table-cell table:style-name="Tabela1.A2" office:value-type="string">
            <text:p text:style-name="Table_20_Contents">Viagems (desde e volta de Fortaleza), hospedagem e alimentação por 2 dias.</text:p>
          </table:table-cell>
          <table:table-cell table:style-name="Tabela1.A2" office:value-type="string">
            <text:p text:style-name="Table_20_Contents">Viagems (desde e volta de Fortaleza), hospedagem e alimentação por 2 pessoas por 3 dias.</text:p>
          </table:table-cell>
          <table:table-cell table:style-name="Tabela1.A2" office:value-type="string">
            <text:p text:style-name="Table_20_Contents">A mutirão podem convidar a participação dos paes e lideranças da comunidade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Standard"><text:span text:style-name="T1">Aproveitando das Águas Cinzas da Escola</text:span></text:p>
          </table:table-cell>
          <table:table-cell table:style-name="Tabela1.A2" office:value-type="string">
            <text:p text:style-name="Table_20_Contents">Viagems (desde e volta de Fortaleza), hospedagem e alimentação por 2 dias.</text:p>
          </table:table-cell>
          <table:table-cell table:style-name="Tabela1.A2" office:value-type="string">
            <text:p text:style-name="Table_20_Contents">Viagems (desde e volta de Fortaleza), hospedagem e alimentação por 2 pessoas por 5 dias.</text:p>
          </table:table-cell>
          <table:table-cell table:style-name="Tabela1.A2" office:value-type="string">
            <text:p text:style-name="Table_20_Contents">A mutirão precisaram a auxiliar e participação de algumas paes, pra trabalhar como pedreiro e mao da obra mais pessada.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Quebra Ventos</text:p>
          </table:table-cell>
          <table:table-cell table:style-name="Tabela1.A2" office:value-type="string">
            <text:p text:style-name="Table_20_Contents">Viagems (desde e volta de Fortaleza), hospedagem e alimentação por 2 dias.</text:p>
          </table:table-cell>
          <table:table-cell table:style-name="Tabela1.A2" office:value-type="string">
            <text:p text:style-name="Table_20_Contents">Viagems (desde e volta de Fortaleza), hospedagem e alimentação por 2 pessoas por 2 dias.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Standard"><text:span text:style-name="T1">Água da Chuva</text:span></text:p>
          </table:table-cell>
          <table:table-cell table:style-name="Tabela1.A2" office:value-type="string">
            <text:p text:style-name="Table_20_Contents">Viagems (desde e volta de Fortaleza), <text:soft-page-break/>hospedagem e alimentação por 2 dia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Nota: isso sera o primiero passo em <text:soft-page-break/>umprojeto tecnico, que incluirá o planejamento e orçamento por o projeto sera implimentado em 2014.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1">Paisagens de Aprendizagem</text:span></text:p>
          </table:table-cell>
          <table:table-cell table:style-name="Tabela1.A2" office:value-type="string">
            <text:p text:style-name="Table_20_Contents">Viagems (desde e volta de Fortaleza), hospedagem e alimentação por 3 dia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Nota: isso sera o primiero passo em umprojeto tecnico, que incluirá o planejamento e orçamento por o projeto sera implimentado em 2014. Mesmo algumas ações pequenas podems será iniciados em 2013.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1">Hortas Verticais nas Salas de Aulas</text:span></text:p>
          </table:table-cell>
          <table:table-cell table:style-name="Tabela1.A2" office:value-type="string">
            <text:p text:style-name="Table_20_Contents">Viagems (desde e volta de Fortaleza), hospedagem e alimentação por 2 dia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Nota: isso sera o primiero passo em umprojeto tecnico, que incluirá o planejamento e orçamento por o projeto sera implimentado em 2014.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2">Projeto Aquapônico</text:span></text:p>
          </table:table-cell>
          <table:table-cell table:style-name="Tabela1.A2" office:value-type="string">
            <text:p text:style-name="Table_20_Contents">Viagems (desde e volta de Fortaleza), hospedagem e alimentação por 2 dias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e Skye</meta:initial-creator>
    <meta:creation-date>2013-06-29T21:33:09.42</meta:creation-date>
    <meta:document-statistic meta:table-count="1" meta:image-count="0" meta:object-count="0" meta:page-count="3" meta:paragraph-count="57" meta:word-count="554" meta:character-count="3389"/>
    <dc:date>2013-06-29T22:05:29.05</dc:date>
    <dc:creator>Skye Skye</dc:creator>
    <meta:editing-duration>PT13M</meta:editing-duration>
    <meta:editing-cycles>1</meta:editing-cycles>
    <meta:generator>OpenOffice.org/3.4.1$Win32 OpenOffice.org_project/341m1$Build-9593</meta:generator>
  </office:meta>
</office:document-meta>
</file>